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Gardener Website</text:p>
      <text:p text:style-name="P1"/>
      <text:list xml:id="list8661177058669971106" text:style-name="L1">
        <text:list-item>
          <text:p text:style-name="P5">Advertisements for current projects or announcements <text:s/></text:p>
        </text:list-item>
        <text:list-item>
          <text:p text:style-name="P3">What is a Master Gardener?</text:p>
        </text:list-item>
        <text:list-item>
          <text:p text:style-name="P3">Mission Statement</text:p>
        </text:list-item>
        <text:list-item>
          <text:p text:style-name="P3">Link to Volunteer Handbook</text:p>
        </text:list-item>
        <text:list-item>
          <text:p text:style-name="P3">secret keystroke for member information</text:p>
        </text:list-item>
        <text:list-item>
          <text:p text:style-name="P3">self-guided tour of demo garden</text:p>
        </text:list-item>
        <text:list-item>
          <text:p text:style-name="P3">self-guided tour of arboretum</text:p>
        </text:list-item>
        <text:list-item>
          <text:p text:style-name="P3">leaflet article -link to leaflet</text:p>
        </text:list-item>
        <text:list-item>
          <text:p text:style-name="P3">links to facebook and instagram</text:p>
        </text:list-item>
      </text:list>
      <text:p text:style-name="P2"/>
      <text:p text:style-name="P2"/>
      <text:p text:style-name="P2">members only:</text:p>
      <text:list xml:id="list6495470451498845423" text:style-name="L2">
        <text:list-item>
          <text:p text:style-name="P4">link to volunteer handbook</text:p>
        </text:list-item>
        <text:list-item>
          <text:p text:style-name="P4">link to TN Master Gardener to input hours</text:p>
        </text:list-item>
        <text:list-item>
          <text:p text:style-name="P4">Demo gardens in process</text:p>
        </text:list-item>
        <text:list-item>
          <text:p text:style-name="P4">Info for RCMG functions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3-10-18T07:42:37.25</meta:creation-date>
    <dc:date>2023-10-18T17:34:20.48</dc:date>
    <dc:creator>Kathleen Doss</dc:creator>
    <meta:editing-duration>PT1H48M33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5" meta:word-count="79" meta:character-count="460"/>
  </office:meta>
</office:document-meta>
</file>